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paragraph-properties fo:text-align="center" style:justify-single-word="false"/>
      <style:text-properties officeooo:rsid="008e1c98" officeooo:paragraph-rsid="009f6be1"/>
    </style:style>
    <style:style style:name="P2" style:family="paragraph" style:parent-style-name="Standard">
      <style:paragraph-properties fo:text-align="center" style:justify-single-word="false"/>
      <style:text-properties officeooo:rsid="008e1c98" officeooo:paragraph-rsid="00d2f89c"/>
    </style:style>
    <style:style style:name="P3" style:family="paragraph" style:parent-style-name="Standard">
      <style:paragraph-properties fo:text-align="center" style:justify-single-word="false" fo:break-before="page"/>
      <style:text-properties officeooo:rsid="008e1c98" officeooo:paragraph-rsid="00d2f89c"/>
    </style:style>
    <style:style style:name="P4" style:family="paragraph" style:parent-style-name="Standard">
      <style:paragraph-properties fo:text-align="center" style:justify-single-word="false"/>
      <style:text-properties officeooo:paragraph-rsid="00ce0eeb"/>
    </style:style>
    <style:style style:name="P5" style:family="paragraph" style:parent-style-name="Standard">
      <style:paragraph-properties fo:text-align="center" style:justify-single-word="false"/>
      <style:text-properties officeooo:rsid="00d2f89c" officeooo:paragraph-rsid="00d2f89c"/>
    </style:style>
    <style:style style:name="P6" style:family="paragraph" style:parent-style-name="Standard">
      <style:paragraph-properties fo:text-align="center" style:justify-single-word="false" fo:break-before="page"/>
      <style:text-properties officeooo:rsid="00d2f89c" officeooo:paragraph-rsid="00d2f89c"/>
    </style:style>
    <style:style style:name="P7" style:family="paragraph" style:parent-style-name="Standard">
      <style:paragraph-properties fo:text-align="center" style:justify-single-word="false"/>
      <style:text-properties officeooo:rsid="00d2f89c" officeooo:paragraph-rsid="00e898bc"/>
    </style:style>
    <style:style style:name="P8" style:family="paragraph" style:parent-style-name="Standard">
      <style:paragraph-properties fo:text-align="center" style:justify-single-word="false"/>
      <style:text-properties officeooo:rsid="00d02327" officeooo:paragraph-rsid="00d02327"/>
    </style:style>
    <style:style style:name="P9" style:family="paragraph" style:parent-style-name="Standard">
      <style:paragraph-properties fo:text-align="center" style:justify-single-word="false"/>
      <style:text-properties officeooo:rsid="00d7600b" officeooo:paragraph-rsid="00d7600b"/>
    </style:style>
    <style:style style:name="P10" style:family="paragraph" style:parent-style-name="Standard">
      <style:paragraph-properties fo:text-align="center" style:justify-single-word="false"/>
      <style:text-properties officeooo:rsid="00dbea59" officeooo:paragraph-rsid="00dbea59"/>
    </style:style>
    <style:style style:name="P11" style:family="paragraph" style:parent-style-name="Heading_20_1" style:list-style-name="" style:master-page-name="MP0">
      <style:paragraph-properties fo:text-align="center" style:justify-single-word="false" style:page-number="auto" fo:break-before="page"/>
      <style:text-properties fo:font-size="60pt" officeooo:rsid="00ce0eeb" officeooo:paragraph-rsid="00ce0eeb" style:font-size-asian="60pt" style:font-size-complex="60pt"/>
    </style:style>
    <style:style style:name="P12" style:family="paragraph" style:parent-style-name="Heading_20_1" style:list-style-name="">
      <style:paragraph-properties fo:text-align="center" style:justify-single-word="false"/>
      <style:text-properties officeooo:paragraph-rsid="00ce0eeb"/>
    </style:style>
    <style:style style:name="P13" style:family="paragraph" style:parent-style-name="Heading_20_1">
      <style:paragraph-properties fo:text-align="center" style:justify-single-word="false"/>
      <style:text-properties officeooo:rsid="008e1c98" officeooo:paragraph-rsid="009f6be1"/>
    </style:style>
    <style:style style:name="P14" style:family="paragraph" style:parent-style-name="Heading_20_1">
      <style:paragraph-properties fo:text-align="center" style:justify-single-word="false" fo:break-before="page"/>
      <style:text-properties officeooo:rsid="00d2f89c" officeooo:paragraph-rsid="00d2f89c"/>
    </style:style>
    <style:style style:name="T1" style:family="text">
      <style:text-properties officeooo:rsid="00ce0eeb"/>
    </style:style>
    <style:style style:name="T2" style:family="text">
      <style:text-properties officeooo:rsid="00d02327"/>
    </style:style>
    <style:style style:name="T3" style:family="text">
      <style:text-properties style:font-name="Liberation Serif" officeooo:rsid="00d02327"/>
    </style:style>
    <style:style style:name="T4" style:family="text">
      <style:text-properties officeooo:rsid="00d3ef26"/>
    </style:style>
    <style:style style:name="T5" style:family="text">
      <style:text-properties officeooo:rsid="00dabe23"/>
    </style:style>
    <style:style style:name="T6" style:family="text">
      <style:text-properties officeooo:rsid="00df9f1b"/>
    </style:style>
    <style:style style:name="T7" style:family="text">
      <style:text-properties officeooo:rsid="00e51467"/>
    </style:style>
    <style:style style:name="T8" style:family="text">
      <style:text-properties officeooo:rsid="00e59fcd"/>
    </style:style>
    <style:style style:name="T9" style:family="text">
      <style:text-properties officeooo:rsid="00d7600b"/>
    </style:style>
    <style:style style:name="T10" style:family="text">
      <style:text-properties officeooo:rsid="00e966fb"/>
    </style:style>
    <style:style style:name="T11" style:family="text">
      <style:text-properties officeooo:rsid="00eb14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igital Sovereignty</text:h>
      <text:h text:style-name="P12" text:outline-level="1"><text:s/><text:span text:style-name="T1">Protecting Your Crypto Assets Against Common Threats</text:span></text:h>
      <text:h text:style-name="P12" text:outline-level="1"/>
      <text:h text:style-name="P12" text:outline-level="1"/>
      <text:h text:style-name="P12" text:outline-level="1"><text:s text:c="23"/></text:h>
      <text:h text:style-name="P12" text:outline-level="1"/>
      <text:h text:style-name="P12" text:outline-level="1"><text:span text:style-name="T1">Josh McIntyre, CBP, CEP, Sec+</text:span> <text:s text:c="3"/></text:h>
      <text:p text:style-name="P4"/>
      <text:p text:style-name="P4"/>
      <text:p text:style-name="P4"/>
      <text:p text:style-name="P4"><text:soft-page-break/><text:s text:c="6"/><text:span text:style-name="T2">Copyright </text:span><text:span text:style-name="T3">©</text:span><text:span text:style-name="T2"> 202</text:span><text:span text:style-name="T10">4-</text:span><text:span text:style-name="T11">2025 </text:span><text:span text:style-name="T2">Josh McIntyre</text:span></text:p>
      <text:p text:style-name="P8"/>
      <text:p text:style-name="P8">Digital Sovereignty: Protecting Your Crypto Assets Against Common Threats by Josh McIntyre is licensed under CC BY-SA 4.0. To view a copy of this license, visit <text:a xlink:type="simple" xlink:href="https://creativecommons.org/licenses/by-sa/4.0/" text:style-name="Internet_20_link" text:visited-style-name="Visited_20_Internet_20_Link">https://creativecommons.org/licenses/by-sa/4.0/</text:a></text:p>
      <text:p text:style-name="P8"/>
      <text:p text:style-name="P8">ISBN: 9798312749335</text:p>
      <text:p text:style-name="P4"/>
      <text:h text:style-name="P13" text:outline-level="1" text:is-list-header="true"><text:s text:c="17"/></text:h>
      <text:p text:style-name="P1"/>
      <text:h text:style-name="P14" text:outline-level="1">Dedication</text:h>
      <text:p text:style-name="P7">For my family, both born and chosen <text:span text:style-name="T9">–</text:span> thank you for supporting everything I do.</text:p>
      <text:p text:style-name="P5"/>
      <text:p text:style-name="P9">For Maria, for your endless love and support throughout life – especially for encouraging my insatiable curiosity.</text:p>
      <text:p text:style-name="P5"/>
      <text:p text:style-name="P6"/>
      <text:h text:style-name="P14" text:outline-level="1" text:is-list-header="true">Acknowledgments</text:h>
      <text:p text:style-name="P5">This book is the result of many years’ work creating free and open educational content about cryptocurrencies, cybersecurity, and computer science. My passion project, chaintuts, wouldn’t be what it is without the support of countless family, friends, colleagues, and viewers that have contributed their inspiration, insights, and questions. </text:p>
      <text:p text:style-name="P5"/>
      <text:p text:style-name="P5">Thank you to Jessica Levesque, my colleague and friend from the Cryptocurrency Certification Consortium (C4), for your editing expertise and positive comments on the book. Thank you to Dave Schwed, Dr. Anthony Serapiglia, and others who listened to my ideas and contributed their suggestions to the book. </text:p>
      <text:p text:style-name="P5"/>
      <text:p text:style-name="P10">Thank you to everyone that’s interacted with chaintuts throughout the years – from videos, articles, code projects, talks, and more. I appreciate you tuning in <text:span text:style-name="T6">and giving me </text:span>the opportunity to share my passions <text:span text:style-name="T6">with others.</text:span></text:p>
      <text:p text:style-name="P5"/>
      <text:p text:style-name="P5">Thank you to my family – mom, dad, John, Tian, <text:span text:style-name="T8">our pets</text:span><text:span text:style-name="T7">,</text:span> and especially my incredible wife Maria for your endless support while working on this project. Thank you for supporting everything I do, and listening to me <text:span text:style-name="T4">talk</text:span> about any topic I’m <text:span text:style-name="T5">fascinated by.</text:span> </text:p>
      <text:p text:style-name="P2"/>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6T13:13:43.990000000</dc:date>
    <meta:editing-cycles>199</meta:editing-cycles>
    <meta:editing-duration>PT12H19M44S</meta:editing-duration>
    <meta:document-statistic meta:table-count="0" meta:image-count="0" meta:object-count="0" meta:page-count="6" meta:paragraph-count="16" meta:word-count="254" meta:character-count="1756" meta:non-whitespace-character-count="1458"/>
    <meta:template xlink:type="simple" xlink:actuate="onRequest" xlink:title="" xlink:href="Normal.dotm"/>
  </office:meta>
</office:document-meta>
</file>